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7a7d1" officeooo:paragraph-rsid="0007a7d1"/>
    </style:style>
    <style:style style:name="P2" style:family="paragraph" style:parent-style-name="Standard" style:list-style-name="L1">
      <style:text-properties fo:language="de" fo:country="DE" officeooo:rsid="0007a7d1" officeooo:paragraph-rsid="0007a7d1"/>
    </style:style>
    <style:style style:name="P3" style:family="paragraph" style:parent-style-name="Standard" style:list-style-name="L1">
      <style:text-properties fo:language="de" fo:country="DE" officeooo:rsid="0007a7d1" officeooo:paragraph-rsid="0007a858"/>
    </style:style>
    <style:style style:name="P4" style:family="paragraph" style:parent-style-name="Standard" style:list-style-name="L1">
      <style:text-properties fo:language="de" fo:country="DE" officeooo:rsid="0007a858" officeooo:paragraph-rsid="0007a858"/>
    </style:style>
    <style:style style:name="P5" style:family="paragraph" style:parent-style-name="Standard" style:list-style-name="L1">
      <style:text-properties fo:language="de" fo:country="DE" officeooo:rsid="000810ea" officeooo:paragraph-rsid="000810ea"/>
    </style:style>
    <style:style style:name="P6" style:family="paragraph" style:parent-style-name="Standard" style:list-style-name="L1">
      <style:text-properties fo:language="de" fo:country="DE" officeooo:rsid="00097659" officeooo:paragraph-rsid="00097659"/>
    </style:style>
    <style:style style:name="P7" style:family="paragraph" style:parent-style-name="Standard" style:list-style-name="L1">
      <style:text-properties fo:language="de" fo:country="DE" officeooo:rsid="000a10c0" officeooo:paragraph-rsid="000a10c0"/>
    </style:style>
    <style:style style:name="P8" style:family="paragraph" style:parent-style-name="Standard" style:list-style-name="L1">
      <style:text-properties fo:language="de" fo:country="DE" officeooo:rsid="000a10c0" officeooo:paragraph-rsid="000a6fe5"/>
    </style:style>
    <style:style style:name="P9" style:family="paragraph" style:parent-style-name="Standard" style:list-style-name="L1">
      <style:text-properties fo:language="de" fo:country="DE" officeooo:rsid="000a10c0" officeooo:paragraph-rsid="000b1984"/>
    </style:style>
    <style:style style:name="P10" style:family="paragraph" style:parent-style-name="Standard">
      <style:text-properties fo:language="de" fo:country="DE" officeooo:rsid="000a10c0" officeooo:paragraph-rsid="0007a7d1"/>
    </style:style>
    <style:style style:name="P11" style:family="paragraph" style:parent-style-name="Standard" style:list-style-name="L1">
      <style:text-properties fo:language="de" fo:country="DE" officeooo:rsid="000fe7b9" officeooo:paragraph-rsid="000fe7b9"/>
    </style:style>
    <style:style style:name="T1" style:family="text">
      <style:text-properties officeooo:rsid="0007a858"/>
    </style:style>
    <style:style style:name="T2" style:family="text">
      <style:text-properties officeooo:rsid="000810ea"/>
    </style:style>
    <style:style style:name="T3" style:family="text">
      <style:text-properties officeooo:rsid="000a6fe5"/>
    </style:style>
    <style:style style:name="T4" style:family="text">
      <style:text-properties officeooo:rsid="000b19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asbank Desktop Anwendung Tests:</text:p>
      <text:p text:style-name="P1"/>
      <text:p text:style-name="P1">In der Datenbank existieren folgende Konten:</text:p>
      <text:p text:style-name="P1">Kontonummer: 1 <text:tab/>Passwort: 12345</text:p>
      <text:p text:style-name="P1">Kontonummer: 2<text:tab/>Passwort: 12345</text:p>
      <text:p text:style-name="P10"/>
      <text:list xml:id="list8575385329318514381" text:style-name="L1">
        <text:list-item>
          <text:p text:style-name="P2">Starten der Desktopanwendung</text:p>
          <text:p text:style-name="P2">Nun wird das Loginfenster angezeigt.</text:p>
          <text:p text:style-name="P2"/>
        </text:list-item>
        <text:list-item>
          <text:p text:style-name="P2">Im Loginfenster kann eine Kontonummer und ein Passwort eigegeben werden.<text:line-break/>Wenn eins oder beide Felder leer gelassen werden schlägt der Login fehl. </text:p>
          <text:p text:style-name="P2">Wenn das Passwort nicht zu der Kontonummer passt schlägt der Login fehl.</text:p>
          <text:p text:style-name="P2">Wenn eine Kontonummer eingegeben wird die nicht existiert schlägt der Login fehl.</text:p>
          <text:p text:style-name="P2">Wenn die Kontonummer und das Passwort übereinstimmen wird man eingeloggt.</text:p>
          <text:p text:style-name="P2"><text:line-break/>Nachdem wenn der Loginbutton angeclickt wird werden die Eingabefelder geleert und der Button deaktiviert. Nachdem die Anfrage bearbeitet wurde wird der Button wieder aktiviert.</text:p>
          <text:p text:style-name="P2"/>
        </text:list-item>
        <text:list-item>
          <text:p text:style-name="P3">Nach dem Login wird das Hauptmenü angezeigt.<text:line-break/>Das Hauptmenü hat 5 Buttons. </text:p>
          <text:list>
            <text:list-item>
              <text:p text:style-name="P3"><text:span text:style-name="T1">Der Abheben-Button leitet zum Geldabhebemenü weiter.</text:span></text:p>
            </text:list-item>
            <text:list-item>
              <text:p text:style-name="P4">Der Überweisung-Button leitet zum Überweisungsmenü weiter</text:p>
            </text:list-item>
            <text:list-item>
              <text:p text:style-name="P4">Der Einzahlen-Button leitet zum Geldeinzahlungsmenü weiter.</text:p>
            </text:list-item>
            <text:list-item>
              <text:p text:style-name="P4">Der Kontostand-Button leitet zum Kontostandmenü weiter.</text:p>
            </text:list-item>
            <text:list-item>
              <text:p text:style-name="P4">Der Abmelden-Button bringt <text:span text:style-name="T2">uns</text:span> zum Loginfenster zurück.<text:line-break/></text:p>
            </text:list-item>
          </text:list>
        </text:list-item>
        <text:list-item>
          <text:p text:style-name="P4">Abheben</text:p>
          <text:list>
            <text:list-item>
              <text:p text:style-name="P4">Wenn eine Geldmenge abgehoben wird, für welche nicht genug Scheine im Automaten sind wird automatisch die größtmögliche Menge ausgezahlt. </text:p>
            </text:list-item>
            <text:list-item>
              <text:p text:style-name="P4">Wenn ein Betrag eingegeben wird, welcher durch Scheine nicht gebildet werden kann wird der nächst kleinere Betrag ausgezahlt, welcher durch Scheine gebildet werden kann.</text:p>
            </text:list-item>
            <text:list-item>
              <text:p text:style-name="P4">Wenn ein Betrag eingegeben wird, welcher vom Kontostand nicht gedeckt ist wird kein Geld Ausgegeben und auch keines vom Konto abgebucht. Eine Fehlermeldung wird angezeigt.</text:p>
            </text:list-item>
            <text:list-item>
              <text:p text:style-name="P4">Nur Ziffern können eingetragen werden.</text:p>
            </text:list-item>
            <text:list-item>
              <text:p text:style-name="P6">Der Abheben-Button wird nach dem Klicken deaktiviert bis die Anfrage bearbeitet wurde.</text:p>
            </text:list-item>
            <text:list-item>
              <text:p text:style-name="P5">Der Zurück-Button bringt uns zum Hauptmenü zurück.<text:line-break/></text:p>
            </text:list-item>
          </text:list>
        </text:list-item>
        <text:list-item>
          <text:p text:style-name="P6">Überweisen</text:p>
          <text:list>
            <text:list-item>
              <text:p text:style-name="P6">Es muss Name, Kontonummer und Betrag eingegeben werden. Verwendungszweck ist optional.</text:p>
            </text:list-item>
            <text:list-item>
              <text:p text:style-name="P6">Die Kontonummer kann nur Ziffern enthalten.</text:p>
            </text:list-item>
            <text:list-item>
              <text:p text:style-name="P6">Der Betrag kann genau ein ','. Nach dem Komma können bis zu 2 weitere Ziffern folgen.</text:p>
            </text:list-item>
            <text:list-item>
              <text:p text:style-name="P6">Wenn der Überweisen-Button angeklickt wird, wird man zum Hauptmenü zurück gebracht. Dort wird angezeigt ob die Überweisung erfolgreich war oder nicht.</text:p>
            </text:list-item>
            <text:list-item>
              <text:p text:style-name="P6">Die Eingegeben Daten bleiben erhalten bis diese manuell gelöscht werden. Dies kann einzeln geschehen oder über den „Alle Felder Leeren“-Button im Überweisungsmenü.</text:p>
            </text:list-item>
            <text:list-item>
              <text:p text:style-name="P6">Beim Logout werden die Überweisungsfelder geleert.</text:p>
            </text:list-item>
            <text:list-item>
              <text:p text:style-name="P7">Es ist nicht möglich durch Überweisungen ins Negative zu gelangen.<text:line-break/></text:p>
            </text:list-item>
          </text:list>
        </text:list-item>
        <text:list-item>
          <text:p text:style-name="P7"><text:soft-page-break/>Einzahlen</text:p>
          <text:list>
            <text:list-item>
              <text:p text:style-name="P7">Beim Einzahlen wird die Anzahl der Scheine pro Wert einzeln eingetragen.</text:p>
            </text:list-item>
            <text:list-item>
              <text:p text:style-name="P7">Es müssen nicht alle Felder ausgefüllt werden.</text:p>
            </text:list-item>
            <text:list-item>
              <text:p text:style-name="P7">Wenn keins der Felder ausgefüllt ist ändert sich der Kontostand nicht.</text:p>
            </text:list-item>
            <text:list-item>
              <text:p text:style-name="P7">Wenn der Einzahlen-Button angeklickt wird kommt man zum Hauptmenü zurück und es wird angezeigt ob die Aktion erfolgreich war. </text:p>
            </text:list-item>
            <text:list-item>
              <text:p text:style-name="P11">Die Eingaben werden nicht gespeichert.</text:p>
            </text:list-item>
            <text:list-item>
              <text:p text:style-name="P7">Der Zurück-Button bringt uns zum Hauptmenü zurück. <text:line-break/></text:p>
            </text:list-item>
          </text:list>
        </text:list-item>
        <text:list-item>
          <text:p text:style-name="P8"><text:span text:style-name="T3">Kontostand</text:span></text:p>
          <text:list>
            <text:list-item>
              <text:p text:style-name="P8"><text:span text:style-name="T3">Der Kontostand wird angezeigt. Dieser kann hier nicht verändert werden.</text:span></text:p>
            </text:list-item>
            <text:list-item>
              <text:p text:style-name="P8"><text:span text:style-name="T3">Durch den Zurück-Button kommt man zum Hauptmenü zurück</text:span></text:p>
              <text:p text:style-name="P8"/>
            </text:list-item>
          </text:list>
        </text:list-item>
        <text:list-item>
          <text:p text:style-name="P9"><text:span text:style-name="T4">Abmelden</text:span></text:p>
          <text:list>
            <text:list-item>
              <text:p text:style-name="P9"><text:span text:style-name="T4">Durch den Abmelden-Button kommt man zum Login zurück. </text:span></text:p>
              <text:p text:style-name="P9"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2:22:31.831000000</meta:creation-date>
    <dc:date>2019-04-12T13:17:52.860000000</dc:date>
    <meta:editing-duration>PT40M6S</meta:editing-duration>
    <meta:editing-cycles>10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5" meta:word-count="459" meta:character-count="3099" meta:non-whitespace-character-count="2706"/>
  </office:meta>
</office:document-meta>
</file>